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ato" svg:font-family="Lato, 'Helvetica Neue', Helvetica, Arial, sans-serif"/>
    <style:font-face style:name="Lohit Devanagari1" svg:font-family="'Lohit Devanagari'"/>
    <style:font-face style:name="Monaco" svg:font-family="Monaco, Menlo, Consolas, 'Courier New', monospace"/>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1f7c" officeooo:paragraph-rsid="000f1f7c"/>
    </style:style>
    <style:style style:name="P2" style:family="paragraph" style:parent-style-name="Standard">
      <style:text-properties style:text-underline-style="solid" style:text-underline-width="auto" style:text-underline-color="font-color" fo:font-weight="bold" officeooo:rsid="000f1f7c" officeooo:paragraph-rsid="000f1f7c" style:font-weight-asian="bold" style:font-weight-complex="bold"/>
    </style:style>
    <style:style style:name="P3" style:family="paragraph" style:parent-style-name="Standard">
      <style:text-properties officeooo:rsid="000f75b4" officeooo:paragraph-rsid="00105c75"/>
    </style:style>
    <style:style style:name="P4" style:family="paragraph" style:parent-style-name="Standard">
      <style:text-properties officeooo:rsid="00105c75" officeooo:paragraph-rsid="00105c75"/>
    </style:style>
    <style:style style:name="P5" style:family="paragraph" style:parent-style-name="Standard">
      <style:text-properties officeooo:rsid="0010ec99" officeooo:paragraph-rsid="0010ec99"/>
    </style:style>
    <style:style style:name="P6" style:family="paragraph" style:parent-style-name="Standard">
      <style:text-properties officeooo:rsid="0011b26a" officeooo:paragraph-rsid="0011b26a"/>
    </style:style>
    <style:style style:name="P7" style:family="paragraph" style:parent-style-name="Standard">
      <style:text-properties officeooo:rsid="001345ee" officeooo:paragraph-rsid="001345ee"/>
    </style:style>
    <style:style style:name="P8" style:family="paragraph" style:parent-style-name="Text_20_body">
      <style:text-properties fo:font-variant="normal" fo:text-transform="none" fo:color="#2d3b45" style:font-name="Lato" fo:font-size="12pt" fo:letter-spacing="normal" fo:font-style="normal" style:text-underline-style="solid" style:text-underline-width="auto" style:text-underline-color="font-color" fo:font-weight="normal" officeooo:rsid="0020aa3a" officeooo:paragraph-rsid="0020aa3a" style:font-weight-asian="bold" style:font-weight-complex="bold"/>
    </style:style>
    <style:style style:name="P9"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fo:font-size="12pt" fo:letter-spacing="normal" fo:font-style="normal" fo:font-weight="normal"/>
    </style:style>
    <style:style style:name="P10"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 fo:font-size="12pt" fo:letter-spacing="normal" fo:font-style="normal" fo:font-weight="normal"/>
    </style:style>
    <style:style style:name="P11"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d3b45" style:font-name="Lato" fo:font-size="12pt" fo:letter-spacing="normal" fo:font-style="normal" fo:font-weight="normal"/>
    </style:style>
    <style:style style:name="P12" style:family="paragraph" style:parent-style-name="Preformatted_20_Text">
      <style:text-properties officeooo:rsid="0019b68f" officeooo:paragraph-rsid="0019b68f"/>
    </style:style>
    <style:style style:name="P13" style:family="paragraph" style:parent-style-name="Preformatted_20_Text">
      <style:text-properties officeooo:rsid="001ac076" officeooo:paragraph-rsid="001ac076"/>
    </style:style>
    <style:style style:name="P14" style:family="paragraph" style:parent-style-name="Preformatted_20_Text">
      <style:text-properties fo:font-variant="normal" fo:text-transform="none" fo:color="#2d3b45" style:font-name="Lato" fo:font-size="12pt" fo:letter-spacing="normal" fo:font-style="normal" style:text-underline-style="solid" style:text-underline-width="auto" style:text-underline-color="font-color" fo:font-weight="bold" officeooo:rsid="0020aa3a" officeooo:paragraph-rsid="0020aa3a" style:font-weight-asian="bold" style:font-weight-complex="bold"/>
    </style:style>
    <style:style style:name="P15"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style>
    <style:style style:name="P16" style:family="paragraph" style:parent-style-name="Standard">
      <style:text-properties officeooo:rsid="00105c75" officeooo:paragraph-rsid="00105c75"/>
    </style:style>
    <style:style style:name="P17" style:family="paragraph" style:parent-style-name="Standard">
      <style:text-properties officeooo:rsid="0010ec99" officeooo:paragraph-rsid="0010ec99"/>
    </style:style>
    <style:style style:name="P18" style:family="paragraph" style:parent-style-name="Standard">
      <style:text-properties officeooo:rsid="0015d37e" officeooo:paragraph-rsid="0015d37e"/>
    </style:style>
    <style:style style:name="P19" style:family="paragraph" style:parent-style-name="Standard">
      <style:text-properties officeooo:rsid="0017c9f3" officeooo:paragraph-rsid="0017c9f3"/>
    </style:style>
    <style:style style:name="P20" style:family="paragraph" style:parent-style-name="Standard">
      <style:text-properties officeooo:rsid="0019a338" officeooo:paragraph-rsid="0019a338"/>
    </style:style>
    <style:style style:name="P21" style:family="paragraph" style:parent-style-name="Standard">
      <style:text-properties officeooo:rsid="0019b68f" officeooo:paragraph-rsid="0019b68f"/>
    </style:style>
    <style:style style:name="P22" style:family="paragraph" style:parent-style-name="Standard">
      <style:text-properties fo:font-style="italic" style:text-underline-style="solid" style:text-underline-width="auto" style:text-underline-color="font-color" fo:font-weight="bold" officeooo:rsid="0019a338" officeooo:paragraph-rsid="0019b68f" style:font-style-asian="italic" style:font-weight-asian="bold" style:font-style-complex="italic" style:font-weight-complex="bold"/>
    </style:style>
    <style:style style:name="P23" style:family="paragraph" style:parent-style-name="Standard">
      <style:text-properties officeooo:rsid="001ac076" officeooo:paragraph-rsid="001ac076"/>
    </style:style>
    <style:style style:name="P24" style:family="paragraph" style:parent-style-name="Standard">
      <style:text-properties officeooo:rsid="001c8b94" officeooo:paragraph-rsid="001c8b94"/>
    </style:style>
    <style:style style:name="P25" style:family="paragraph" style:parent-style-name="Standard">
      <style:text-properties fo:color="#d4d4d4" style:font-name="Droid Sans Mono" fo:font-size="10.5pt" fo:font-weight="normal" officeooo:rsid="001c8b94" officeooo:paragraph-rsid="001c8b94" fo:background-color="#1e1e1e"/>
    </style:style>
    <style:style style:name="P26" style:family="paragraph" style:parent-style-name="Standard">
      <style:text-properties officeooo:rsid="001d7357" officeooo:paragraph-rsid="001d7357"/>
    </style:style>
    <style:style style:name="P27" style:family="paragraph" style:parent-style-name="Standard">
      <style:text-properties fo:font-variant="normal" fo:text-transform="none" fo:color="#2d3b45" style:font-name="Lato" fo:font-size="12pt" fo:letter-spacing="normal" fo:font-style="normal" fo:font-weight="normal" officeooo:rsid="001d7357" officeooo:paragraph-rsid="001d7357"/>
    </style:style>
    <style:style style:name="P28" style:family="paragraph" style:parent-style-name="Standard">
      <style:text-properties fo:font-variant="normal" fo:text-transform="none" fo:color="#2d3b45" style:font-name="Lato" fo:font-size="12pt" fo:letter-spacing="normal" fo:font-style="normal" style:text-underline-style="solid" style:text-underline-width="auto" style:text-underline-color="font-color" fo:font-weight="bold" officeooo:rsid="0020aa3a" officeooo:paragraph-rsid="0020aa3a" style:font-weight-asian="bold" style:font-weight-complex="bold"/>
    </style:style>
    <style:style style:name="T1" style:family="text">
      <style:text-properties style:font-name="Monaco" fo:font-weight="normal" fo:background-color="transparent" loext:char-shading-value="0" loext:padding="0in" loext:border="none"/>
    </style:style>
    <style:style style:name="T2" style:family="text">
      <style:text-properties fo:font-variant="normal" fo:text-transform="none" fo:color="#2d3b45" style:font-name="Monaco" fo:letter-spacing="normal" fo:font-style="normal" fo:font-weight="normal" fo:background-color="transparent" loext:char-shading-value="0" loext:padding="0in" loext:border="none"/>
    </style:style>
    <style:style style:name="T3" style:family="text">
      <style:text-properties fo:font-variant="normal" fo:text-transform="none" fo:color="#2d3b45" fo:letter-spacing="normal" fo:background-color="transparent" loext:char-shading-value="0" loext:padding="0in"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variant="normal" fo:text-transform="none" fo:color="#222222" style:font-name="arial" fo:font-size="12pt" fo:letter-spacing="normal" fo:font-style="normal" fo:font-weight="bold"/>
    </style:style>
    <style:style style:name="T6" style:family="text">
      <style:text-properties fo:font-variant="normal" fo:text-transform="none" fo:color="#222222" fo:letter-spacing="normal"/>
    </style:style>
    <style:style style:name="T7" style:family="text">
      <style:text-properties fo:color="#808080"/>
    </style:style>
    <style:style style:name="T8" style:family="text">
      <style:text-properties fo:color="#569cd6"/>
    </style:style>
    <style:style style:name="T9" style:family="text">
      <style:text-properties fo:color="#9cdcfe"/>
    </style:style>
    <style:style style:name="T10" style:family="text">
      <style:text-properties fo:color="#ce9178"/>
    </style:style>
    <style:style style:name="T11" style:family="text">
      <style:text-properties fo:color="#222222" style:font-name="ari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2020</text:p>
      <text:p text:style-name="P2"/>
      <text:p text:style-name="P2">standups</text:p>
      <text:p text:style-name="P1"/>
      <text:p text:style-name="P1">today </text:p>
      <text:p text:style-name="P1"/>
      <text:p text:style-name="P1">Git </text:p>
      <text:p text:style-name="P1">Html</text:p>
      <text:p text:style-name="P1">CSS</text:p>
      <text:p text:style-name="P6">Blockers</text:p>
      <text:p text:style-name="P1"/>
      <text:p text:style-name="P3">Git is an online saving space.</text:p>
      <text:p text:style-name="P4">Git is the app</text:p>
      <text:p text:style-name="P4">Git hub is the storage </text:p>
      <text:p text:style-name="P4"/>
      <text:p text:style-name="P4">HTML has tags which are like alphabets of HTML eg. &lt;P&gt; ,title ,body</text:p>
      <text:p text:style-name="P4"/>
      <text:p text:style-name="P5">CSS it is used to make the website beautiful</text:p>
      <text:p text:style-name="P5"/>
      <text:p text:style-name="P7">They are the obstacles.</text:p>
      <text:p text:style-name="P5"/>
      <text:p text:style-name="P18">A fork is a copy of a repository</text:p>
      <text:p text:style-name="P18"/>
      <text:p text:style-name="P19">making a copy in your device</text:p>
      <text:p text:style-name="P19"/>
      <text:p text:style-name="P22">(HTML)</text:p>
      <text:p text:style-name="P20">to bold we use&lt;strong&gt; </text:p>
      <text:p text:style-name="P21">to italicise we use &lt;emp&gt;</text:p>
      <text:p text:style-name="P21"/>
      <text:p text:style-name="P12"><text:span text:style-name="Source_20_Text"><text:span text:style-name="T3"><text:s/></text:span></text:span><text:span text:style-name="Source_20_Text"><text:span text:style-name="T2">&lt;a href="http://moringaschool.com/"&gt;Moringa School&lt;/a&gt;</text:span></text:span></text:p>
      <text:p text:style-name="P23">&lt;a&gt; creates a link</text:p>
      <text:p text:style-name="P23"/>
      <text:p text:style-name="P13"><text:span text:style-name="Source_20_Text"><text:span text:style-name="T2">&lt;img src="elephant.jpg" alt="A photo of an elephant"&gt;</text:span></text:span></text:p>
      <text:p text:style-name="P23"/>
      <text:p text:style-name="P24">creates an image</text:p>
      <text:p text:style-name="P24"/>
      <text:p text:style-name="P25"><text:span text:style-name="T7">&lt;</text:span><text:span text:style-name="T8">p</text:span><text:span text:style-name="T7">&gt;&lt;</text:span><text:span text:style-name="T8">a</text:span> <text:span text:style-name="T9">href</text:span>=<text:span text:style-name="T10">"http://allrecipes.com"</text:span><text:span text:style-name="T7">&gt;</text:span>Click here<text:span text:style-name="T7">&lt;/</text:span><text:span text:style-name="T8">a</text:span><text:span text:style-name="T7">&gt;</text:span> to check out my other great recipes.<text:span text:style-name="T7">&lt;/</text:span><text:span text:style-name="T8">p</text:span><text:span text:style-name="T7">&gt;</text:span></text:p>
      <text:p text:style-name="P24"/>
      <text:p text:style-name="P26">creates a link to another website</text:p>
      <text:p text:style-name="P26"/>
      <text:p text:style-name="P26"><text:span text:style-name="T4">A </text:span><text:span text:style-name="T5">relative path is</text:span><text:span text:style-name="T6"> </text:span><text:span text:style-name="T4">a way to </text:span><text:span text:style-name="T5">specify</text:span><text:span text:style-name="T6"> </text:span><text:span text:style-name="T4">the location of a directory </text:span><text:span text:style-name="T5">relative</text:span><text:span text:style-name="T6"> </text:span><text:span text:style-name="T4">to another directory</text:span></text:p>
      <text:p text:style-name="P26"><text:span text:style-name="T4"/></text:p>
      <text:p text:style-name="P27"><text:span text:style-name="T11">Markdown is a language that uses annotations to format the display of text.</text:span></text:p>
      <text:p text:style-name="P27"><text:span text:style-name="T4"/></text:p>
      <text:p text:style-name="P28"><text:span text:style-name="T11">Minimum requirements</text:span></text:p>
      <text:p text:style-name="P8"><text:span text:style-name="T11">Application name</text:span></text:p>
      <text:list xml:id="list923315080" text:style-name="L1">
        <text:list-item>
          <text:p text:style-name="P10">Names of contributors</text:p>
        </text:list-item>
        <text:list-item>
          <text:p text:style-name="P10">Description of the project's purpose</text:p>
        </text:list-item>
        <text:list-item>
          <text:p text:style-name="P10">Complete setup/installation instructions</text:p>
        </text:list-item>
        <text:list-item>
          <text:p text:style-name="P10">License information with a copyright and date</text:p>
        </text:list-item>
      </text:list>
      <text:p text:style-name="P8"><text:span text:style-name="T11">Additional sections to consider:</text:span></text:p>
      <text:list xml:id="list548174999" text:style-name="L2">
        <text:list-item>
          <text:p text:style-name="P9">Live demo</text:p>
        </text:list-item>
        <text:list-item>
          <text:p text:style-name="P11"><text:soft-page-break/>Instructions on running tests</text:p>
        </text:list-item>
        <text:list-item>
          <text:p text:style-name="P11">Technologies used</text:p>
        </text:list-item>
        <text:list-item>
          <text:p text:style-name="P11">Future features or to do list</text:p>
        </text:list-item>
        <text:list-item>
          <text:p text:style-name="P11">Known bugs</text:p>
        </text:list-item>
        <text:list-item>
          <text:p text:style-name="P11">Contact information</text:p>
        </text:list-item>
        <text:list-item>
          <text:p text:style-name="P11">Support or contribution instructions</text:p>
        </text:list-item>
      </text:list>
      <text:p text:style-name="P28"><text:span text:style-name="T11"/></text:p>
      <text:p text:style-name="P14"><text:span text:style-name="Source_20_Text"><text:span text:style-name="T1"># {Application Name}</text:span></text:span></text:p>
      <text:p text:style-name="P15"><text:span text:style-name="Source_20_Text"><text:span text:style-name="T2">#### {Brief description of application}, {Date of current version}</text:span></text:span></text:p>
      <text:p text:style-name="P15"><text:span text:style-name="Source_20_Text"><text:span text:style-name="T2">#### By **{List of contributors}**</text:span></text:span></text:p>
      <text:p text:style-name="P15"><text:span text:style-name="Source_20_Text"><text:span text:style-name="T2">## Description</text:span></text:span></text:p>
      <text:p text:style-name="P15"><text:span text:style-name="Source_20_Text"><text:span text:style-name="T2">{This is a detailed description of your application, including its purpose and usage. <text:s/>Give as much detail as needed to explain what the application does, and any other information you want users or other developers to have. }</text:span></text:span></text:p>
      <text:p text:style-name="P15"><text:span text:style-name="Source_20_Text"><text:span text:style-name="T2">## Setup/Installation Requirements</text:span></text:span></text:p>
      <text:p text:style-name="P15"><text:span text:style-name="Source_20_Text"><text:span text:style-name="T2">* This is a great place</text:span></text:span></text:p>
      <text:p text:style-name="P15"><text:span text:style-name="Source_20_Text"><text:span text:style-name="T2">* to list setup instructions</text:span></text:span></text:p>
      <text:p text:style-name="P15"><text:span text:style-name="Source_20_Text"><text:span text:style-name="T2">* in a simple</text:span></text:span></text:p>
      <text:p text:style-name="P15"><text:span text:style-name="Source_20_Text"><text:span text:style-name="T2">* easy-to-understand</text:span></text:span></text:p>
      <text:p text:style-name="P15"><text:span text:style-name="Source_20_Text"><text:span text:style-name="T2">* format</text:span></text:span></text:p>
      <text:p text:style-name="P15"><text:span text:style-name="Source_20_Text"><text:span text:style-name="T2">{Leave nothing to chance! You want it to be easy for potential users, employers and collaborators to run your app. Do I need to run a server? Do I need to install any dependencies? How should I set up my databases? Is there other code this app depends on?}</text:span></text:span></text:p>
      <text:p text:style-name="P15"><text:span text:style-name="Source_20_Text"><text:span text:style-name="T2">## Known Bugs</text:span></text:span></text:p>
      <text:p text:style-name="P15"><text:span text:style-name="Source_20_Text"><text:span text:style-name="T2">{Are there issues that have not yet been resolved that you want to let users know you know? Outline any issues that would impact use of your application. Share any workarounds that are in place. }</text:span></text:span></text:p>
      <text:p text:style-name="P15"><text:span text:style-name="Source_20_Text"><text:span text:style-name="T2">## Technologies Used</text:span></text:span></text:p>
      <text:p text:style-name="P15"><text:span text:style-name="Source_20_Text"><text:span text:style-name="T2">{Tell me about the languages and tools you used to create this app. Assume that I know you probably used HTML and CSS. If you did something really cool using only HTML, point that out.}</text:span></text:span></text:p>
      <text:p text:style-name="P15"><text:span text:style-name="Source_20_Text"><text:span text:style-name="T2">## Support and contact details</text:span></text:span></text:p>
      <text:p text:style-name="P15"><text:span text:style-name="Source_20_Text"><text:span text:style-name="T2">{Let people know what to do if they run into any issues or have questions, ideas or concerns. <text:s/>Encourage them to contact you or make a contribution to the code.}</text:span></text:span></text:p>
      <text:p text:style-name="P15"><text:span text:style-name="Source_20_Text"><text:span text:style-name="T2">### License</text:span></text:span></text:p>
      <text:p text:style-name="P15"><text:span text:style-name="Source_20_Text"><text:span text:style-name="T2">*{Determine the license under which this application can be used. <text:s/>See below for more details on licensing.}*</text:span></text:span></text:p>
      <text:p text:style-name="P15"><text:span text:style-name="Source_20_Text"><text:span text:style-name="T2">Copyright (c) {year} **{List of contributors or company name}**</text:span></text:span></text:p>
      <text:p text:style-name="P15"><text:span text:style-name="Source_20_Text"><text:span text:style-name="T3"><text:s text:c="2"/></text:span></text:span></text:p>
      <text:p text:style-name="P28"><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ato" svg:font-family="Lato, 'Helvetica Neue', Helvetica, Arial, sans-serif"/>
    <style:font-face style:name="Lohit Devanagari1" svg:font-family="'Lohit Devanagari'"/>
    <style:font-face style:name="Monaco" svg:font-family="Monaco, Menlo, Consolas, 'Courier New', monospace"/>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8:56:03.499793386</meta:creation-date>
    <dc:date>2020-02-04T18:17:12.863409148</dc:date>
    <meta:editing-duration>PT5H58M6S</meta:editing-duration>
    <meta:editing-cycles>17</meta:editing-cycles>
    <meta:generator>LibreOffice/6.0.3.2$Linux_X86_64 LibreOffice_project/00m0$Build-2</meta:generator>
    <meta:document-statistic meta:table-count="0" meta:image-count="0" meta:object-count="0" meta:page-count="3" meta:paragraph-count="62" meta:word-count="462" meta:character-count="2691" meta:non-whitespace-character-count="2291"/>
  </office:meta>
</office:document-meta>
</file>